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Factory.Task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skFactory.createTask( Configuration configur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askFactory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